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in" fo:margin-right="0in" fo:text-indent="0in" style:auto-text-indent="false" fo:padding="0.0193in" fo:border="0.06pt solid #383d3f"/>
    </style:style>
    <style:style style:name="P2" style:family="paragraph" style:parent-style-name="Preformatted_20_Text">
      <style:paragraph-properties fo:margin-left="0in" fo:margin-right="0in" fo:text-indent="0in" style:auto-text-indent="false" fo:padding="0.0193in" fo:border="0.06pt solid #383d3f" style:writing-mode="lr-tb"/>
    </style:style>
    <style:style style:name="P3" style:family="paragraph" style:parent-style-name="Preformatted_20_Text" style:list-style-name="L6">
      <style:paragraph-properties fo:margin-left="0in" fo:margin-right="0in" fo:text-indent="0in" style:auto-text-indent="false" fo:padding="0.0193in" fo:border="0.06pt solid #383d3f"/>
      <style:text-properties loext:padding="0.0193in" loext:border="0.06pt solid #383d3f"/>
    </style:style>
    <style:style style:name="P4" style:family="paragraph" style:parent-style-name="Preformatted_20_Text">
      <style:paragraph-properties fo:margin-top="0in" fo:margin-bottom="0.1965in" style:contextual-spacing="false" fo:padding="0.0193in" fo:border="0.06pt solid #383d3f" style:writing-mode="lr-tb"/>
    </style:style>
    <style:style style:name="P5" style:family="paragraph" style:parent-style-name="Preformatted_20_Text">
      <style:paragraph-properties fo:padding="0.0193in" fo:border="0.06pt solid #383d3f" style:writing-mode="lr-tb"/>
    </style:style>
    <style:style style:name="P6" style:family="paragraph" style:parent-style-name="Preformatted_20_Text" style:list-style-name="L6">
      <style:paragraph-properties fo:margin-top="0in" fo:margin-bottom="0.1965in" style:contextual-spacing="false" fo:padding="0.0193in" fo:border="0.06pt solid #383d3f" style:writing-mode="lr-tb"/>
    </style:style>
    <style:style style:name="P7" style:family="paragraph" style:parent-style-name="Preformatted_20_Text" style:list-style-name="L6">
      <style:paragraph-properties fo:margin-left="0in" fo:margin-right="0in" fo:text-indent="0in" style:auto-text-indent="false" fo:padding="0.0193in" fo:border="0.06pt solid #383d3f" style:writing-mode="lr-tb"/>
    </style:style>
    <style:style style:name="P8" style:family="paragraph" style:parent-style-name="Preformatted_20_Text" style:list-style-name="L6">
      <style:paragraph-properties fo:padding="0.0193in" fo:border="0.06pt solid #383d3f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383d3f"/>
    </style:style>
    <style:style style:name="P14" style:family="paragraph" style:parent-style-name="Text_20_body" style:list-style-name="L5">
      <style:paragraph-properties fo:margin-left="0in" fo:margin-right="0in" fo:text-indent="0in" style:auto-text-indent="false" fo:padding="0.0193in" fo:border="0.06pt solid #383d3f"/>
    </style:style>
    <style:style style:name="P15" style:family="paragraph" style:parent-style-name="Text_20_body" style:list-style-name="L6">
      <style:paragraph-properties fo:margin-top="0in" fo:margin-bottom="0in" style:contextual-spacing="false" fo:padding="0.0193in" fo:border="0.06pt solid #383d3f"/>
    </style:style>
    <style:style style:name="P16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.0193in" fo:border="0.06pt solid #383d3f"/>
    </style:style>
    <style:style style:name="P17" style:family="paragraph" style:parent-style-name="Text_20_body" style:list-style-name="L6">
      <style:paragraph-properties fo:margin-left="0in" fo:margin-right="0in" fo:text-indent="0in" style:auto-text-indent="false" fo:padding="0.0193in" fo:border="0.06pt solid #383d3f"/>
    </style:style>
    <style:style style:name="T1" style:family="text">
      <style:text-properties loext:padding="0.0193in" loext:border="0.06pt solid #383d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Updated Folder Structure:</text:span></text:h>
      <text:p text:style-name="P2"><text:span text:style-name="Source_20_Text"><text:span text:style-name="T1">rakhi-gift-app/</text:span></text:span></text:p>
      <text:p text:style-name="P5"><text:span text:style-name="Source_20_Text"><text:span text:style-name="T1">├── models/</text:span></text:span></text:p>
      <text:p text:style-name="P5"><text:span text:style-name="Source_20_Text"><text:span text:style-name="T1">│ <text:s text:c="2"/>├── Goal.py</text:span></text:span></text:p>
      <text:p text:style-name="P5"><text:span text:style-name="Source_20_Text"><text:span text:style-name="T1">│ <text:s text:c="2"/>├── Mood.py</text:span></text:span></text:p>
      <text:p text:style-name="P2"><text:span text:style-name="Source_20_Text"><text:span text:style-name="T1">│ <text:s text:c="2"/>└── Prediction.py <text:s/># (Tier 2)</text:span></text:span></text:p>
      <text:p text:style-name="P5"><text:span text:style-name="Source_20_Text"><text:span text:style-name="T1">├── routes/</text:span></text:span></text:p>
      <text:p text:style-name="P5"><text:span text:style-name="Source_20_Text"><text:span text:style-name="T1">│ <text:s text:c="2"/>├── goal_routes.py</text:span></text:span></text:p>
      <text:p text:style-name="P5"><text:span text:style-name="Source_20_Text"><text:span text:style-name="T1">│ <text:s text:c="2"/>├── mood_routes.py</text:span></text:span></text:p>
      <text:p text:style-name="P2"><text:span text:style-name="Source_20_Text"><text:span text:style-name="T1">│ <text:s text:c="2"/>└── recommendation_routes.py <text:s/># (Tier 2)</text:span></text:span></text:p>
      <text:p text:style-name="P5"><text:span text:style-name="Source_20_Text"><text:span text:style-name="T1">├── services/</text:span></text:span></text:p>
      <text:p text:style-name="P2"><text:span text:style-name="Source_20_Text"><text:span text:style-name="T1">│ <text:s text:c="2"/>├── recommendation_service.py <text:s/># (Tier 1)</text:span></text:span></text:p>
      <text:p text:style-name="P2"><text:span text:style-name="Source_20_Text"><text:span text:style-name="T1">│ <text:s text:c="2"/>└── aiRecommendationService.py <text:s/># (Tier 2)</text:span></text:span></text:p>
      <text:p text:style-name="P5"><text:span text:style-name="Source_20_Text"><text:span text:style-name="T1">├── utils/</text:span></text:span></text:p>
      <text:p text:style-name="P5"><text:span text:style-name="Source_20_Text"><text:span text:style-name="T1">│ <text:s text:c="2"/>├── config.py</text:span></text:span></text:p>
      <text:p text:style-name="P2"><text:span text:style-name="Source_20_Text"><text:span text:style-name="T1">│ <text:s text:c="2"/>└── helperFunctions.py <text:s/># (optional)</text:span></text:span></text:p>
      <text:p text:style-name="P2"><text:span text:style-name="Source_20_Text"><text:span text:style-name="T1">├── public/ <text:s/># (Optional - for static frontend assets)</text:span></text:span></text:p>
      <text:p text:style-name="P5"><text:span text:style-name="Source_20_Text"><text:span text:style-name="T1">│ <text:s text:c="2"/>├── css/</text:span></text:span></text:p>
      <text:p text:style-name="P5"><text:span text:style-name="Source_20_Text"><text:span text:style-name="T1">│ <text:s text:c="2"/>└── images/</text:span></text:span></text:p>
      <text:p text:style-name="P2"><text:span text:style-name="Source_20_Text"><text:span text:style-name="T1">├── frontend/ <text:s/># (Optional - for separate frontend code)</text:span></text:span></text:p>
      <text:p text:style-name="P2"><text:span text:style-name="Source_20_Text"><text:span text:style-name="T1">│ <text:s text:c="2"/>└── ... <text:s/># (framework-specific files)</text:span></text:span></text:p>
      <text:p text:style-name="P5"><text:span text:style-name="Source_20_Text"><text:span text:style-name="T1">├── server.py</text:span></text:span></text:p>
      <text:p text:style-name="P2"><text:span text:style-name="Source_20_Text"><text:span text:style-name="T1">├── requirements.txt <text:s/># (instead of package.json for Python dependencies)</text:span></text:span></text:p>
      <text:p text:style-name="P5"><text:span text:style-name="Source_20_Text"><text:span text:style-name="T1">├── .gitignore</text:span></text:span></text:p>
      <text:p text:style-name="P4"><text:span text:style-name="Source_20_Text"><text:span text:style-name="T1">└── README.md</text:span></text:span></text:p>
      <text:h text:style-name="P1" text:outline-level="3">Explanation of Additions and Changes:</text:h>
      <text:list text:style-name="L5">
        <text:list-item>
          <text:p text:style-name="P14"><text:span text:style-name="Strong_20_Emphasis"><text:span text:style-name="T1">File Extensions and Naming Conventions</text:span></text:span>:</text:p>
          <text:list>
            <text:list-item>
              <text:p text:style-name="P13">Changed <text:span text:style-name="Source_20_Text"><text:span text:style-name="T1">.js</text:span></text:span> extensions in models to <text:span text:style-name="Source_20_Text"><text:span text:style-name="T1">.py</text:span></text:span> to match the Python implementation.</text:p>
            </text:list-item>
            <text:list-item>
              <text:p text:style-name="P13">Clarified the naming convention for Python files.</text:p>
            </text:list-item>
          </text:list>
        </text:list-item>
        <text:list-item>
          <text:p text:style-name="P14"><text:span text:style-name="Strong_20_Emphasis"><text:span text:style-name="T1">requirements.txt</text:span></text:span>:</text:p>
          <text:list>
            <text:list-item>
              <text:p text:style-name="P13">Replace <text:span text:style-name="Source_20_Text"><text:span text:style-name="T1">package.json</text:span></text:span> with <text:span text:style-name="Source_20_Text"><text:span text:style-name="T1">requirements.txt</text:span></text:span> for managing Python dependencies.</text:p>
            </text:list-item>
          </text:list>
        </text:list-item>
        <text:list-item>
          <text:p text:style-name="P14"><text:span text:style-name="Strong_20_Emphasis"><text:span text:style-name="T1">Minor Adjustments</text:span></text:span>:</text:p>
          <text:list>
            <text:list-item>
              <text:p text:style-name="P13">Ensure consistency in naming (e.g., <text:span text:style-name="Source_20_Text"><text:span text:style-name="T1">recommendation_routes.py</text:span></text:span>).</text:p>
            </text:list-item>
            <text:list-item>
              <text:p text:style-name="P14">Made some comments more descriptive.</text:p>
            </text:list-item>
          </text:list>
        </text:list-item>
      </text:list>
      <text:h text:style-name="P1" text:outline-level="3">Details for Each Component:</text:h>
      <text:list text:style-name="L6">
        <text:list-item>
          <text:p text:style-name="P17"><text:span text:style-name="Strong_20_Emphasis"><text:span text:style-name="T1">models/</text:span></text:span>:</text:p>
          <text:list>
            <text:list-item>
              <text:p text:style-name="P16"><text:span text:style-name="Source_20_Text"><text:span text:style-name="T1">Goal.py</text:span></text:span>: Defines the schema for goal tracking.</text:p>
            </text:list-item>
            <text:list-item>
              <text:p text:style-name="P16"><text:span text:style-name="Source_20_Text"><text:span text:style-name="T1">Mood.py</text:span></text:span>: Defines the schema for mood tracking.</text:p>
            </text:list-item>
            <text:list-item>
              <text:p text:style-name="P16"><text:soft-page-break/><text:span text:style-name="Source_20_Text"><text:span text:style-name="T1">Prediction.py</text:span></text:span>: Defines the schema for AI/ML-based predictions (Tier 2).</text:p>
            </text:list-item>
          </text:list>
        </text:list-item>
        <text:list-item>
          <text:p text:style-name="P17"><text:span text:style-name="Strong_20_Emphasis"><text:span text:style-name="T1">routes/</text:span></text:span>:</text:p>
          <text:list>
            <text:list-item>
              <text:p text:style-name="P16"><text:span text:style-name="Source_20_Text"><text:span text:style-name="T1">goal_routes.py</text:span></text:span>: Handles API routes for goal-related operations.</text:p>
            </text:list-item>
            <text:list-item>
              <text:p text:style-name="P16"><text:span text:style-name="Source_20_Text"><text:span text:style-name="T1">mood_routes.py</text:span></text:span>: Handles API routes for mood-related operations.</text:p>
            </text:list-item>
            <text:list-item>
              <text:p text:style-name="P16"><text:span text:style-name="Source_20_Text"><text:span text:style-name="T1">recommendation_routes.py</text:span></text:span>: Handles API routes for advanced recommendation operations (Tier 2).</text:p>
            </text:list-item>
          </text:list>
        </text:list-item>
        <text:list-item>
          <text:p text:style-name="P17"><text:span text:style-name="Strong_20_Emphasis"><text:span text:style-name="T1">services/</text:span></text:span>:</text:p>
          <text:list>
            <text:list-item>
              <text:p text:style-name="P16"><text:span text:style-name="Source_20_Text"><text:span text:style-name="T1">recommendation_service.py</text:span></text:span>: Provides basic habit recommendations (Tier 1).</text:p>
            </text:list-item>
            <text:list-item>
              <text:p text:style-name="P16"><text:span text:style-name="Source_20_Text"><text:span text:style-name="T1">aiRecommendationService.py</text:span></text:span>: Provides advanced AI/ML-based habit recommendations (Tier 2).</text:p>
            </text:list-item>
          </text:list>
        </text:list-item>
        <text:list-item>
          <text:p text:style-name="P17"><text:span text:style-name="Strong_20_Emphasis"><text:span text:style-name="T1">utils/</text:span></text:span>:</text:p>
          <text:list>
            <text:list-item>
              <text:p text:style-name="P16"><text:span text:style-name="Source_20_Text"><text:span text:style-name="T1">config.py</text:span></text:span>: Configuration settings, including toggling between basic and advanced modes.</text:p>
            </text:list-item>
            <text:list-item>
              <text:p text:style-name="P16"><text:span text:style-name="Source_20_Text"><text:span text:style-name="T1">helperFunctions.py</text:span></text:span>: Optional utility functions to support other components.</text:p>
            </text:list-item>
          </text:list>
        </text:list-item>
        <text:list-item>
          <text:p text:style-name="P17"><text:span text:style-name="Strong_20_Emphasis"><text:span text:style-name="T1">public/</text:span></text:span> (Optional):</text:p>
          <text:list>
            <text:list-item>
              <text:p text:style-name="P16"><text:span text:style-name="Source_20_Text"><text:span text:style-name="T1">css/</text:span></text:span>: Directory for CSS files.</text:p>
            </text:list-item>
            <text:list-item>
              <text:p text:style-name="P16"><text:span text:style-name="Source_20_Text"><text:span text:style-name="T1">images/</text:span></text:span>: Directory for image assets.</text:p>
            </text:list-item>
          </text:list>
        </text:list-item>
        <text:list-item>
          <text:p text:style-name="P17"><text:span text:style-name="Strong_20_Emphasis"><text:span text:style-name="T1">frontend/</text:span></text:span> (Optional):</text:p>
          <text:list>
            <text:list-item>
              <text:p text:style-name="P16">Directory for frontend code, which can be organized based on the chosen framework (React, Angular, etc.).</text:p>
            </text:list-item>
          </text:list>
        </text:list-item>
        <text:list-item>
          <text:p text:style-name="P17"><text:span text:style-name="Strong_20_Emphasis"><text:span text:style-name="T1">server.py</text:span></text:span>:</text:p>
          <text:list>
            <text:list-item>
              <text:p text:style-name="P16">Main entry point for the server, setting up routes, and middleware.</text:p>
            </text:list-item>
          </text:list>
        </text:list-item>
        <text:list-item>
          <text:p text:style-name="P17"><text:span text:style-name="Strong_20_Emphasis"><text:span text:style-name="T1">requirements.txt</text:span></text:span>:</text:p>
          <text:list>
            <text:list-item>
              <text:p text:style-name="P17">Lists the Python dependencies required for the project. Example content:</text:p>
              <text:p text:style-name="P3">Copy code</text:p>
              <text:p text:style-name="P7"><text:span text:style-name="Source_20_Text"><text:span text:style-name="T1">Flask</text:span></text:span></text:p>
              <text:p text:style-name="P8"><text:span text:style-name="Source_20_Text"><text:span text:style-name="T1">Flask-Cors</text:span></text:span></text:p>
              <text:p text:style-name="P6"><text:span text:style-name="Source_20_Text"><text:span text:style-name="T1">Flask-PyMongo</text:span></text:span></text:p>
              <text:p text:style-name="P15">(Additional dependencies may be required based on your implementation.)</text:p>
            </text:list-item>
          </text:list>
        </text:list-item>
        <text:list-item>
          <text:p text:style-name="P17"><text:span text:style-name="Strong_20_Emphasis"><text:span text:style-name="T1">.gitignore</text:span></text:span>:</text:p>
          <text:list>
            <text:list-item>
              <text:p text:style-name="P17">Specifies files and directories to be ignored by Git. Example content:</text:p>
              <text:p text:style-name="P3">bash</text:p>
              <text:p text:style-name="P3">Copy code</text:p>
              <text:p text:style-name="P7"><text:soft-page-break/><text:span text:style-name="Source_20_Text"><text:span text:style-name="T1">__pycache__/</text:span></text:span></text:p>
              <text:p text:style-name="P8"><text:span text:style-name="Source_20_Text"><text:span text:style-name="T1">.vscode/</text:span></text:span></text:p>
              <text:p text:style-name="P7"><text:span text:style-name="Source_20_Text"><text:span text:style-name="T1">.env</text:span></text:span></text:p>
              <text:p text:style-name="P6"><text:span text:style-name="Source_20_Text"><text:span text:style-name="T1">node_modules/</text:span></text:span></text:p>
            </text:list-item>
          </text:list>
        </text:list-item>
        <text:list-item>
          <text:p text:style-name="P17"><text:span text:style-name="Strong_20_Emphasis"><text:span text:style-name="T1">README.md</text:span></text:span>:</text:p>
          <text:list>
            <text:list-item>
              <text:p text:style-name="P17">Documentation file providing an overview of the project, setup instructions, and usage details.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pan text:style-name="Strong_20_Emphasis">Example Initial Setup for </text:span><text:span text:style-name="Strong_20_Emphasis"><text:span text:style-name="Source_20_Text"><text:span text:style-name="T1">server.py</text:span></text:span></text:span></text:h>
      <text:p text:style-name="Text_20_body"><text:span text:style-name="Strong_20_Emphasis"/></text:p>
      <text:p text:style-name="Text_20_body">from flask import Flask, jsonify</text:p>
      <text:p text:style-name="Text_20_body">from flask_cors import CORS</text:p>
      <text:p text:style-name="Text_20_body">from pymongo import MongoClient</text:p>
      <text:p text:style-name="Text_20_body"/>
      <text:p text:style-name="Text_20_body">app = Flask(__name__)</text:p>
      <text:p text:style-name="Text_20_body">CORS(app)</text:p>
      <text:p text:style-name="Text_20_body"/>
      <text:p text:style-name="Text_20_body"># MongoDB connection</text:p>
      <text:p text:style-name="Text_20_body">client = MongoClient('your_mongodb_connection_string')</text:p>
      <text:p text:style-name="Text_20_body">db = client['rakhi_gift_app']</text:p>
      <text:p text:style-name="Text_20_body"/>
      <text:p text:style-name="Text_20_body"># Import routes</text:p>
      <text:p text:style-name="Text_20_body">from routes.goal_routes import goal_routes</text:p>
      <text:p text:style-name="Text_20_body">from routes.mood_routes import mood_routes</text:p>
      <text:p text:style-name="Text_20_body">from routes.recommendation_routes import recommendation_routes</text:p>
      <text:p text:style-name="Text_20_body"/>
      <text:p text:style-name="Text_20_body"># Register blueprints</text:p>
      <text:p text:style-name="Text_20_body">app.register_blueprint(goal_routes, url_prefix='/goals')</text:p>
      <text:p text:style-name="Text_20_body">app.register_blueprint(mood_routes, url_prefix='/moods')</text:p>
      <text:p text:style-name="Text_20_body">app.register_blueprint(recommendation_routes, url_prefix='/recommendations')</text:p>
      <text:p text:style-name="Text_20_body"/>
      <text:p text:style-name="Text_20_body"><text:soft-page-break/>@app.route('/')</text:p>
      <text:p text:style-name="Text_20_body">def home():</text:p>
      <text:p text:style-name="Text_20_body"><text:s text:c="4"/>return jsonify(message="Welcome to the Rakhi Gift App!")</text:p>
      <text:p text:style-name="Text_20_body"/>
      <text:p text:style-name="Text_20_body">if __name__ == '__main__':</text:p>
      <text:p text:style-name="Text_20_body"><text:s text:c="4"/>app.run(debug=Tru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5:47:19.496556860</meta:creation-date>
    <dc:date>2024-06-01T15:50:12.326217326</dc:date>
    <meta:editing-duration>PT2M52S</meta:editing-duration>
    <meta:editing-cycles>3</meta:editing-cycles>
    <meta:generator>LibreOffice/24.2.3.2$Linux_X86_64 LibreOffice_project/420$Build-2</meta:generator>
    <meta:document-statistic meta:table-count="0" meta:image-count="0" meta:object-count="0" meta:page-count="4" meta:paragraph-count="95" meta:word-count="456" meta:character-count="3394" meta:non-whitespace-character-count="3036"/>
  </office:meta>
</office:document-meta>
</file>